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dowedSymbolTable.hash( char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edSymbolTable.addSymbol( char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dowedSymbolTable.ShadowedSymbolTable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edSymbolTable.addSymbol( String symb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dowedSymbolTable.hash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